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end" style:justify-single-word="false"/>
    </style:style>
    <style:style style:name="P7"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8"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Frame_20_contents">
      <style:paragraph-properties fo:text-align="start" style:justify-single-word="false"/>
      <style:text-properties fo:font-weight="bold" style:font-weight-asian="bold" style:font-weight-complex="bold"/>
    </style:style>
    <style:style style:name="P10" style:family="paragraph" style:parent-style-name="Standard">
      <style:paragraph-properties fo:margin-left="0cm" fo:margin-right="0cm" fo:text-indent="0cm" style:auto-text-indent="false"/>
      <style:text-properties fo:font-weight="normal" style:font-weight-asian="normal" style:font-weight-complex="normal"/>
    </style:style>
    <style:style style:name="P11" style:family="paragraph" style:parent-style-name="Standard" style:list-style-name="WW8Num1"/>
    <style:style style:name="P12" style:family="paragraph" style:parent-style-name="Standard" style:list-style-name="L1"/>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fo:language="fr" fo:country="BE"/>
    </style:style>
    <style:style style:name="T9" style:family="text">
      <style:text-properties style:text-position="super 58%"/>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Cadre2" text:anchor-type="paragraph" svg:x="0cm" svg:y="0cm" svg:width="7.128cm" draw:z-index="0"><draw:text-box fo:min-height="5.226cm"><text:p text:style-name="P8"><office:annotation><dc:creator>Gauthier Bastien</dc:creator><dc:date>2011-01-13T14:56:41</dc:date><text:p text:style-name="P13"><text:span text:style-name="T10">do text</text:span></text:p><text:p text:style-name="P13"><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P3"/>
      <text:p text:style-name="P3"/>
      <text:p text:style-name="P3"/>
      <text:p text:style-name="P3"><draw:frame draw:style-name="fr2" draw:name="Cadre1" text:anchor-type="paragraph" svg:x="7.906cm" svg:y="0.268cm" svg:width="7.631cm" svg:height="2.829cm" draw:z-index="1"><draw:text-box><text:p text:style-name="Frame_20_contents"><office:annotation><dc:creator>Gauthier Bastien</dc:creator><dc:date>2011-02-16T14:49:10</dc:date><text:p text:style-name="P13"><text:span text:style-name="T10">do text if not len(self.getApplicants()) &gt; 1</text:span></text:p><text:p text:style-name="P13"><text:span text:style-name="T10">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13"><text:span text:style-name="T10">do text if </text:span><text:span text:style-name="T11">len(self.getApplicants()) &gt; 1</text:span></text:p></office:annotation></text:span><text:span text:style-name="T4">&lt;%Titre%&gt; &lt;%Nom%&gt; &lt;%Prenom%&gt;<text:line-break/>&lt;%AdresseLigne1%&gt;<text:line-break/>&lt;%AdresseLigne2%&gt;</text:span></text:p><text:p text:style-name="P2">RECOMMANDE</text:p><text:p text:style-name="Standard"/><text:p text:style-name="Standard"/><text:p text:style-name="Standard"/><text:p text:style-name="Standard"/><text:p text:style-name="Standard"/><text:p text:style-name="Standard"><text:text-input text:description="Plusieurs demandeurs">self.getMultipleApplicantsCSV()</text:text-input></text:p></draw:text-box></draw:frame></text:p>
      <text:p text:style-name="P3"/>
      <text:p text:style-name="P3"/>
      <text:p text:style-name="P3"/>
      <text:p text:style-name="P3"/>
      <text:p text:style-name="P3"/>
      <text:p text:style-name="P3"/>
      <text:p text:style-name="P3"/>
      <text:p text:style-name="P3"/>
      <text:p text:style-name="P4">Accusé de réception d'une demande de permis d'urbanisme</text:p>
      <text:p text:style-name="P7">Article 116 §1er du CWATUPE</text:p>
      <text:p text:style-name="P3"/>
      <text:p text:style-name="P9"><text:span text:style-name="T7"><office:annotation><dc:creator>Gauthier Bastien</dc:creator><dc:date>2011-01-13T14:56:41</dc:date><text:p text:style-name="P13"><text:span text:style-name="T10">do text</text:span></text:p><text:p text:style-name="P13"><text:span text:style-name="T10">from document(at=reference, format='odt')</text:span></text:p></office:annotation></text:span>Import depuis reference.odt</text:p>
      <text:p text:style-name="Standard"/>
      <text:p text:style-name="P5"><office:annotation><dc:creator>Gauthier Bastien</dc:creator><dc:date>2011-02-16T16:12:24</dc:date><text:p text:style-name="P13"><text:span text:style-name="T13">do text if len(self.getApplicants()) &gt; 1</text:span></text:p></office:annotation><text:span text:style-name="T5">Demandeurs :</text:span> <text:text-input text:description="Demandeurs">self.getApplicantsSignaletic()</text:text-input></text:p>
      <text:p text:style-name="P5"><office:annotation><dc:creator>Gauthier Bastien</dc:creator><dc:date>2011-02-16T16:13:21</dc:date><text:p text:style-name="P13"><text:span text:style-name="T12">do text if not len(self.getApplicants()) &gt; 1</text:span></text:p></office:annotation><text:span text:style-name="T5">Demandeur :</text:span> <text:text-input text:description="Demandeurs">self.getApplicantsSignaletic()</text:text-input></text:p>
      <text:p text:style-name="P5"><text:span text:style-name="T5">Objet :</text:span> <text:text-input text:description="Objet des travaux">self.getLicenceSubject()</text:text-input></text:p>
      <text:p text:style-name="P5"><text:span text:style-name="T5">Situation :</text:span> <text:text-input text:description="Situation des travaux">self.getWorkLocationSignaletic()</text:text-input></text:p>
      <text:p text:style-name="P3"><text:span text:style-name="T5">Référence cadastrale</text:span> : <text:text-input text:description="Parcelles">self.getPortionOutsText()</text:text-input></text:p>
      <text:p text:style-name="P10"/>
      <text:p text:style-name="P10"/>
      <text:p text:style-name="P10"><office:annotation><dc:creator>Gauthier Bastien</dc:creator><dc:date>2011-02-21T09:23:46</dc:date><text:p text:style-name="P13"><text:span text:style-name="T11">do text if not len(self.getApplicants()) &gt; 1</text:span></text:p></office:annotation><text:text-input text:description="Titre du demandeur">applicantobj.getPersonTitleValue()</text:text-input>,</text:p>
      <text:p text:style-name="P10"><office:annotation><dc:creator>Gauthier Bastien</dc:creator><dc:date>2011-02-21T09:23:46</dc:date><text:p text:style-name="P13"><text:span text:style-name="T11">do text if len(self.getApplicants()) &gt; 1</text:span></text:p></office:annotation><text:span text:style-name="T3"><office:annotation><dc:creator>Gauthier Bastien</dc:creator><dc:date>2011-02-17T09:18:17</dc:date><text:p text:style-name="P13"><text:span text:style-name="T10">do text if </text:span><text:span text:style-name="T11">len(self.getApplicants()) &gt; 1</text:span></text:p></office:annotation></text:span><text:span text:style-name="T3">&lt;%Titre%&gt;</text:span>,</text:p>
      <text:p text:style-name="P10"/>
      <text:p text:style-name="P10">Nous avons l'honneur de vous confirmer que le dossier déposé le <text:text-input text:description="Date du récépissé">self.getDepositDate()</text:text-input> (date de récépissé) est déclaré <text:span text:style-name="T5">complet.</text:span></text:p>
      <text:p text:style-name="P10"/>
      <text:p text:style-name="P10">Par conséquent, en conformité avec l'article 116 § 1<text:span text:style-name="T9">er</text:span> du CWATUPE modifié par le décret du 27 novembre 1997, nous accusons réception du dossier.</text:p>
      <text:p text:style-name="P10"/>
      <text:p text:style-name="P10"><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Standard"><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table:style-name="Tableau1.A1" office:value-type="string">
            <text:p text:style-name="Standard"><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Standard"/>
            <text:p text:style-name="Standard">Dès le lendemain du jour où il est en possession de l’accusé de réception et jusqu’au jour de la clôture de l’enquête publique, le demandeur est tenu d’afficher sur le terrain faisant l’objet de la demande :</text:p>
            <text:list xml:id="list838168063" text:style-name="WW8Num1">
              <text:list-item>
                <text:p text:style-name="P11">un ou plusieurs avis conformes à l’annexe 25;</text:p>
              </text:list-item>
              <text:list-item>
                <text:p text:style-name="P11">dans les cas visés à l’article 330,1° à 5° et 12°, ou lorsque la dérogation porte sur le gabarit d’un bâtiment, une vue axonométrique du projet et des bâtiments contigus;</text:p>
              </text:list-item>
              <text:list-item>
                <text:p text:style-name="P11">lorsque la demande a pour objet un lotissement ou des constructions groupées visées à l’article 126, un plan indiquant le parcellaire, les zones constructibles ou les implantations <text:soft-page-break/>prévues, les voiries à modifier ou à créer et les voiries publiques les plus proches.</text:p>
              </text:list-item>
            </text:list>
            <text:p text:style-name="Standard"/>
            <text:p text:style-name="Standard">Les avis sont imprimés en noir sur papier de couleur jaune de 35 dm² minimum et sont placés le long de la voie publique à raison d’un avis par 50 mètres de terrain situés à front de voirie</text:p>
            <text:p text:style-name="Standard"/>
            <text:p text:style-name="Standard">Si le terrain ne jouxte pas une voirie publique carrossable, ils sont apposés par l'Administration Communale le long de la voie publique carrossable la plus proche à raison de deux avis par hectare de terrain</text:p>
            <text:p text:style-name="Standard">(CWATUPE, art.334).</text:p>
            <text:p text:style-name="Standard"/>
            <text:p text:style-name="Standard">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Standard"><office:annotation><dc:creator>Gauthier Bastien</dc:creator><dc:date>2011-02-17T13:23:01</dc:date><text:p text:style-name="P13"><text:span text:style-name="T10">do text if len(self.getSolicitOpinionsTo()) &gt; 0</text:span></text:p></office:annotation><text:line-break/>La présente demande est soumise à la consultation des services ou commissions suivants :</text:p>
      <text:section text:style-name="Sect1" text:name="Section1">
        <text:list xml:id="list807838327" text:style-name="L1">
          <text:list-item>
            <text:p text:style-name="P12"><office:annotation><dc:creator>Stéphan Geulette</dc:creator><dc:date>2011-04-04T10:27:09</dc:date><text:p><text:span text:style-name="T10">do section- for opinion in self.getSolicitOpinionsTo()</text:span></text:p></office:annotation><text:text-input text:description="Avis demandé">self.displayValue(self.listMakers(), opinion)</text:text-input> <text:text-input text:description="Avis demandé">self.getTerm('foldermakers', opinion).getFormattedDescription(False, prefix=': ')</text:text-input></text:p>
          </text:list-item>
        </text:list>
      </text:section>
      <text:p text:style-name="Standard"><office:annotation><dc:creator>Stéphan Geulette</dc:creator><dc:date>2011-04-04T10:40:18</dc:date><text:p text:style-name="P13"><text:span text:style-name="T11">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Standard"><office:annotation><dc:creator>Stéphan Geulette</dc:creator><dc:date>2011-04-04T10:40:18</dc:date><text:p text:style-name="P13"><text:span text:style-name="T11">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Standard"/>
      <text:p text:style-name="Standard">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Standard"/>
      <text:p text:style-name="Standard">En application de l’article 117 du CWATUPE, l’envoi de la décision du Collège Communal interviendra dans un délai de <text:text-input text:description="Délai">self.getAnnoncedDelay(theObject=True).getDeadLineDelay()</text:text-input> jours à compter de la date du récépissé.</text:p>
      <text:p text:style-name="Standard"/>
      <text:p text:style-name="P10"><office:annotation><dc:creator>Gauthier Bastien</dc:creator><dc:date>2011-02-21T09:23:46</dc:date><text:p text:style-name="P13"><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P10"><office:annotation><dc:creator>Gauthier Bastien</dc:creator><dc:date>2011-02-21T09:23:46</dc:date><text:p text:style-name="P13"><text:span text:style-name="T11">do text if len(self.getApplicants()) &gt; 1</text:span></text:p></office:annotation>Demeurant à votre disposition, nous vous prions d'agréer, <text:span text:style-name="T3">&lt;%Titre%&gt;</text:span>, nos salutations distinguées.</text:p>
      <text:p text:style-name="P3"/>
      <text:p text:style-name="P3"/>
      <text:p text:style-name="P1"><office:annotation><dc:creator>Gauthier Bastien</dc:creator><dc:date>2011-01-13T14:56:41</dc:date><text:p text:style-name="P13"><text:span text:style-name="T10">do text</text:span></text:p><text:p text:style-name="P13"><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7-05T11:48:44</dc:date>
    <dc:language>fr-FR</dc:language>
    <meta:editing-cycles>127</meta:editing-cycles>
    <meta:editing-duration>PT52H11M13S</meta:editing-duration>
    <dc:creator>Gauthier Bastien</dc:creator>
    <meta:document-statistic meta:table-count="1" meta:image-count="0" meta:object-count="0" meta:page-count="2" meta:paragraph-count="39" meta:word-count="600" meta:character-count="4132"/>
    <meta:user-defined meta:name="Info 1"/>
    <meta:user-defined meta:name="Info 2"/>
    <meta:user-defined meta:name="Info 3"/>
    <meta:user-defined meta:name="Info 4"/>
  </office:meta>
</office:document-meta>
</file>